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nkler <text:s text:c="22"/></text:p>
      <text:p text:style-name="Standard"/>
      <text:p text:style-name="Standard">Similarly, the learning curve and knowhow effects in semiconductors are</text:p>
      <text:p text:style-name="Standard">such that early entry into the market for [pg 46] a new chip will give the first mover significant</text:p>
      <text:p text:style-name="Standard">advantages over competitors. Investment is then made to capture that position, and the invest-</text:p>
      <text:p text:style-name="Standard">ment is captured by the quasi-rents available from the first-mover advantage. In some cases,</text:p>
      <text:p text:style-name="Standard">innovation is necessary in order to be able to produce at the state of the art. Firms participate</text:p>
      <text:p text:style-name="Standard">in “Learning Networks” to gain the benefits of being at the state of the art, and sharing their</text:p>
      <text:p text:style-name="Standard">respective improvements. However, they can only participate if they innovate. If they do not</text:p>
      <text:p text:style-name="Standard">innovate, they lack the in-house capacity to understand the state of the art and play at it. Their</text:p>
      <text:p text:style-name="Standard">investments are then recouped not from asserting their exclusive rights, but from the fact that</text:p>
      <text:p text:style-name="Standard">they sell into one of a set of markets, access into which is protected by the relatively small</text:p>
      <text:p text:style-name="Standard">number of firms with such absorption capacity, or the ability to function at the edge of the state</text:p>
      <text:p text:style-name="Standard">of the art.  p37</text:p>
      <text:p text:style-name="Standard"><text:s text:c="33"/>Given the zero cost of existing information and the declining</text:p>
      <text:p text:style-name="Standard">cost of communication and processing, human capacity becomes the primary scarce resource in</text:p>
      <text:p text:style-name="Standard">the networked information economy. 43</text:p>
      <text:p text:style-name="Standard"/>
      <text:p text:style-name="Standard"><text:s text:c="75"/>120</text:p>
      <text:p text:style-name="Standard"><text:s text:c="5"/>And then we must adjust our institutional environment to make way for</text:p>
      <text:p text:style-name="Standard"><text:s text:c="13"/></text:p>
      <text:p text:style-name="Standard">the new social practices made possible by the networked environment.  46-4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ackenza</meta:initial-creator>
    <meta:creation-date>2007-07-23T21:30:24</meta:creation-date>
    <dc:creator>mackenza</dc:creator>
    <dc:date>2007-07-23T22:06:47</dc:date>
    <dc:language>en-GB</dc:language>
    <meta:editing-cycles>2</meta:editing-cycles>
    <meta:editing-duration>PT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237" meta:character-count="1550"/>
  </office:meta>
</office:document-meta>
</file>